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30787"/>
    </style:style>
    <style:style style:name="P2" style:family="paragraph" style:parent-style-name="Standard">
      <style:text-properties officeooo:paragraph-rsid="0005028b"/>
    </style:style>
    <style:style style:name="P3" style:family="paragraph" style:parent-style-name="Standard">
      <style:text-properties fo:font-style="normal" style:text-underline-style="none" officeooo:rsid="0005028b" officeooo:paragraph-rsid="0005028b" style:font-style-asian="normal" style:font-style-complex="normal"/>
    </style:style>
    <style:style style:name="P4" style:family="paragraph" style:parent-style-name="Standard">
      <style:text-properties officeooo:paragraph-rsid="0005028b"/>
    </style:style>
    <style:style style:name="T1" style:family="text">
      <style:text-properties officeooo:rsid="0005028b"/>
    </style:style>
    <style:style style:name="T2" style:family="text">
      <style:text-properties fo:font-style="italic" officeooo:rsid="0005028b" style:font-style-asian="italic" style:font-style-complex="italic"/>
    </style:style>
    <style:style style:name="T3" style:family="text">
      <style:text-properties fo:font-style="italic" style:text-underline-style="none" officeooo:rsid="0005c04e" style:font-style-asian="italic" style:font-style-complex="italic"/>
    </style:style>
    <style:style style:name="T4" style:family="text">
      <style:text-properties fo:font-style="normal" style:text-underline-style="none" officeooo:rsid="0005028b" style:font-style-asian="normal" style:font-style-complex="normal"/>
    </style:style>
    <style:style style:name="T5" style:family="text">
      <style:text-properties fo:font-style="normal" style:text-underline-style="none" officeooo:rsid="0005c04e" style:font-style-asian="normal" style:font-style-complex="normal"/>
    </style:style>
    <style:style style:name="T6" style:family="text">
      <style:text-properties officeooo:rsid="0005c04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6">su</text:span>“Add an original discussion about your thoughts on gaming fidelities and their futures. This can be about content, technology, or both... Do you think retro design will continue, or is it a fad? Does this future have room for both hi-fi and lo-fi gaming cultures? And what did you think of Pony Island?”</text:p>
      <text:p text:style-name="P1"/>
      <text:p text:style-name="P1"/>
      <text:p text:style-name="P2"><text:tab/><text:span text:style-name="T1">While the currently very trendy retro/lo-fi art style is personally very unappealing and I hope the fad loses steam in the coming years. For starters, it feels like such a waste of potential considering how far graphical processing has progressed since 8-bit games were the bleeding edge. I’m not suggestion that ever game needs to attempt emulate AAA games and make an effort to be photo-realistic, but maybe find a happy medium somewhere along the spectrum.</text:span></text:p>
      <text:p text:style-name="P2"><text:tab/><text:span text:style-name="T1">I really enjoy games that are able to be </text:span><text:span text:style-name="T2">visually interesting </text:span><text:span text:style-name="T4">without the need for trying to make things super hi-fi or complicated. A game (and </text:span><text:span text:style-name="T5">the </text:span><text:span text:style-name="T4">production company </text:span><text:span text:style-name="T3">Supergiant Games</text:span><text:span text:style-name="T4">) that does this so well is ‘Bastion’ and ‘Transistor’. Both games have such strong art styles and manage to make the game exciting, engaging, and enjoyable to watch and play, all while not being an over detailed,</text:span></text:p>
      <text:p text:style-name="P3"/>
      <text:p text:style-name="P3"/>
      <text:p text:style-name="P3"><text:tab/>‘Pony Island’ was just an okay experience for me. I appreciate that from minute zero till the end I really had NO IDEA what was going on, but that’s about it. The game felt like it was trying a bit to hard. I gave up halfway through, watched the conclusion on a Let’s Play and decided that it was 3meta5me, man. I think I’m getting ol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O-normal" style:family="paragraph" style:default-outline-level="">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ucida Sans" style:font-family-asian="'Lucida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9M50S</meta:editing-duration>
    <meta:editing-cycles>3</meta:editing-cycles>
    <meta:generator>LibreOffice/7.0.4.2$Windows_X86_64 LibreOffice_project/dcf040e67528d9187c66b2379df5ea4407429775</meta:generator>
    <dc:date>2020-12-28T16:51:18.831000000</dc:date>
    <meta:document-statistic meta:table-count="0" meta:image-count="0" meta:object-count="0" meta:page-count="1" meta:paragraph-count="4" meta:word-count="263" meta:character-count="1500" meta:non-whitespace-character-count="1238"/>
  </office:meta>
</office:document-meta>
</file>